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chapter_20_number">
      <style:text-properties officeooo:rsid="0008026f" officeooo:paragraph-rsid="0008026f"/>
    </style:style>
    <style:style style:name="P2" style:family="paragraph" style:parent-style-name="Darktable_20_chapter_20_title">
      <style:text-properties officeooo:rsid="0008026f" officeooo:paragraph-rsid="0008026f"/>
    </style:style>
    <style:style style:name="P3" style:family="paragraph" style:parent-style-name="Darktable_20_text">
      <style:text-properties officeooo:rsid="0008026f" officeooo:paragraph-rsid="0008026f"/>
    </style:style>
    <style:style style:name="P4" style:family="paragraph" style:parent-style-name="Text_20_body">
      <style:text-properties officeooo:paragraph-rsid="0018ce87"/>
    </style:style>
    <style:style style:name="P5" style:family="paragraph" style:parent-style-name="Text_20_body">
      <style:text-properties officeooo:paragraph-rsid="001bc608"/>
    </style:style>
    <style:style style:name="P6" style:family="paragraph" style:parent-style-name="Text_20_body">
      <style:text-properties officeooo:paragraph-rsid="001bca96"/>
    </style:style>
    <style:style style:name="P7" style:family="paragraph" style:parent-style-name="Heading_20_2">
      <style:text-properties officeooo:paragraph-rsid="001ab827"/>
    </style:style>
    <style:style style:name="P8" style:family="paragraph" style:parent-style-name="Heading_20_2">
      <style:text-properties officeooo:paragraph-rsid="001bca96"/>
    </style:style>
    <style:style style:name="P9" style:family="paragraph" style:parent-style-name="Darktable_20_heading_20_1">
      <style:text-properties fo:font-weight="normal" officeooo:rsid="0016d37d" officeooo:paragraph-rsid="0016d37d" style:font-weight-asian="normal" style:font-weight-complex="normal"/>
    </style:style>
    <style:style style:name="T1" style:family="text">
      <style:text-properties fo:font-weight="normal" officeooo:rsid="0018ce87" style:font-weight-asian="normal" style:font-weight-complex="normal"/>
    </style:style>
    <style:style style:name="T2" style:family="text">
      <style:text-properties fo:font-weight="normal" officeooo:rsid="001ab827" style:font-weight-asian="normal" style:font-weight-complex="normal"/>
    </style:style>
    <style:style style:name="T3" style:family="text">
      <style:text-properties fo:font-weight="normal" officeooo:rsid="001bc608" style:font-weight-asian="normal" style:font-weight-complex="normal"/>
    </style:style>
    <style:style style:name="T4" style:family="text">
      <style:text-properties fo:font-weight="normal" officeooo:rsid="001bca96" style:font-weight-asian="normal" style:font-weight-complex="normal"/>
    </style:style>
    <style:style style:name="T5" style:family="text">
      <style:text-properties officeooo:rsid="0016d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/text:p>
      <text:p text:style-name="P2">Darkroom</text:p>
      <text:p text:style-name="P3">In this chapter we will talk about the <text:span text:style-name="T5">darkroom.</text:span></text:p>
      <text:h text:style-name="P9" text:outline-level="2">Workflows</text:h>
      <text:h text:style-name="Darktable_20_heading_20_3" text:outline-level="2" text:is-list-header="true">Workflow 1</text:h>
      <text:p text:style-name="P4"><text:span text:style-name="T1">Let's start by using basic plug-ins to fix an image.</text:span></text:p>
      <text:h text:style-name="P7" text:outline-level="2"><text:span text:style-name="T2">Step 1</text:span></text:h>
      <text:p text:style-name="P5"><text:span text:style-name="T3">Let's start by picking an image: Folgarida.CR2</text:span></text:p>
      <text:h text:style-name="P8" text:outline-level="2"><text:span text:style-name="T4">Step 2</text:span></text:h>
      <text:p text:style-name="P6"><text:span text:style-name="T4">After importing it, double click on it to go to the darkroom mode. From here we can start editing the image.</text:span></text:p>
      <text:h text:style-name="P8" text:outline-level="2"><text:span text:style-name="T4">Step 3</text:span></text:h>
      <text:p text:style-name="P6"><text:span text:style-name="T4">First let's go to t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Darktable_20_heading_20_3" style:display-name="Darktable heading 3" style:family="paragraph" style:parent-style-name="Heading_20_2">
      <style:text-properties fo:font-weight="bold" officeooo:rsid="0016d37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2T11:36:46</meta:creation-date>
    <meta:editing-duration>PT05H45M36S</meta:editing-duration>
    <meta:editing-cycles>14</meta:editing-cycles>
    <meta:generator>OpenOffice.org/3.2$Linux OpenOffice.org_project/320m19$Build-9505</meta:generator>
    <meta:initial-creator>Nicholas </meta:initial-creator>
    <dc:date>2011-04-06T21:27:32</dc:date>
    <dc:creator>Nicholas </dc:creator>
    <meta:document-statistic meta:table-count="0" meta:image-count="0" meta:object-count="0" meta:page-count="1" meta:paragraph-count="12" meta:word-count="63" meta:character-count="321"/>
  </office:meta>
</office:document-meta>
</file>